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rtPlan.getBas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lan.testEnd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rtPlan.ReportPla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Plan.addTestElement( TestElement t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ortPlan.setBasedir( Stri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lan.testStart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ortPlan.setUserDefinedVariables( Arguments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lan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portPlan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lan.addJMeterComponent( TestElement chi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rtPlan.ReportPl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lan.getReportP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lan.add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lan.addReportPage( ThreadGroup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lan.getUserDefined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ortPlan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lan.createReportPlan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ortPlan.addConfigElement( ConfigEleme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rtPlan.get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rtPlan.getFunctional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